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9pt" style:font-size-asian="69pt" style:font-size-complex="6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number-columns-repeated="8" table:default-cell-style-name="ce1"/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9:14:34.3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5:41:54.105000000</meta:creation-date>
    <dc:date>2024-11-01T06:22:01.760000000</dc:date>
    <meta:editing-duration>PT2H50M59S</meta:editing-duration>
    <meta:editing-cycles>2</meta:editing-cycles>
    <meta:generator>LibreOffice/24.2.4.2$Windows_X86_64 LibreOffice_project/51a6219feb6075d9a4c46691dcfe0cd9c4fff3c2</meta:generator>
    <meta:document-statistic meta:table-count="1" meta:cell-count="64" meta:object-count="0"/>
  </office:meta>
</office:document-meta>
</file>